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3.467cm"/>
    </style:style>
    <style:style style:name="Column2" style:family="table-column">
      <style:table-column-properties style:column-width="3.043cm"/>
    </style:style>
    <style:style style:name="Row1" style:family="table-row"/>
    <style:style style:name="Cell1" style:family="table-cell">
      <style:table-cell-properties fo:background-color="#2e358b" style:vertical-align="top" fo:padding-top="0.176cm" fo:border-top="#2e358b 0.035cm solid" fo:padding-bottom="0.176cm" fo:border-bottom="#2e358b 0.035cm solid" fo:padding-left="0.176cm" fo:border-left="#2e358b 0.035cm solid" fo:padding-right="0.176cm" fo:border-right="#2e358b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2e358b" style:vertical-align="top" fo:padding-top="0.176cm" fo:border-top="#2e358b 0.035cm solid" fo:padding-bottom="0.176cm" fo:border-bottom="#2e358b 0.035cm solid" fo:padding-left="0.176cm" fo:border-left="#2e358b 0.035cm solid" fo:padding-right="0.176cm" fo:border-right="#2e358b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9.525cm"/>
    </style:style>
    <style:style style:name="Column4" style:family="table-column">
      <style:table-column-properties style:column-width="6.985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2e358b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>
      <style:text-properties fo:color="#2e358b" style:font-name="Arial" style:font-name-asian="Arial" style:font-name-complex="Arial"/>
    </style:style>
    <style:style style:name="T12_2" style:family="text">
      <style:text-properties fo:color="#2e358b" style:font-name="Arial" style:font-name-asian="Arial" style:font-name-complex="Arial"/>
    </style:style>
    <style:style style:name="T12_3" style:family="text">
      <style:text-properties fo:color="#2e358b" style:font-name="Arial" style:font-name-asian="Arial" style:font-name-complex="Arial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21_1" style:family="text">
      <style:text-properties fo:color="#2e358b" style:font-name="Arial" style:font-name-asian="Arial" style:font-name-complex="Arial"/>
    </style:style>
    <style:style style:name="T21_2" style:family="text">
      <style:text-properties fo:color="#2e358b" style:font-name="Arial" style:font-name-asian="Arial" style:font-name-complex="Arial"/>
    </style:style>
    <style:style style:name="T21_3" style:family="text">
      <style:text-properties fo:color="#2e358b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Cathy</text:span><text:span text:style-name="T2_2"><text:s/></text:span><text:span text:style-name="T2_3">low</text:span><text:span text:style-name="T2_4"><text:s/></text:span><text:span text:style-name="T2_5">confidence</text:span><text:span text:style-name="T2_6">,<text:s/></text:span><text:span text:style-name="T2_7">low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I</text:span><text:span text:style-name="T4_3"><text:s/></text:span><text:span text:style-name="T4_4">don</text:span><text:span text:style-name="T4_5">’</text:span><text:span text:style-name="T4_6">t</text:span><text:span text:style-name="T4_7"><text:s/></text:span><text:span text:style-name="T4_8">have</text:span><text:span text:style-name="T4_9"><text:s/></text:span><text:span text:style-name="T4_10">the</text:span><text:span text:style-name="T4_11"><text:s/></text:span><text:span text:style-name="T4_12">time</text:span><text:span text:style-name="T4_13"><text:s/></text:span><text:span text:style-name="T4_14">for</text:span><text:span text:style-name="T4_15"><text:s/></text:span><text:span text:style-name="T4_16">hobbies</text:span><text:span text:style-name="T4_17">.<text:s/></text:span><text:span text:style-name="T4_18">And</text:span><text:span text:style-name="T4_19"><text:s/></text:span><text:span text:style-name="T4_20">if</text:span><text:span text:style-name="T4_21"><text:s/></text:span><text:span text:style-name="T4_22">I</text:span><text:span text:style-name="T4_23"><text:s/></text:span><text:span text:style-name="T4_24">did</text:span><text:span text:style-name="T4_25"><text:s/></text:span><text:span text:style-name="T4_26">I</text:span><text:span text:style-name="T4_27"><text:s/></text:span><text:span text:style-name="T4_28">would</text:span><text:span text:style-name="T4_29"><text:s/></text:span><text:span text:style-name="T4_30">do</text:span><text:span text:style-name="T4_31"><text:s/></text:span><text:span text:style-name="T4_32">something</text:span><text:span text:style-name="T4_33"><text:s/></text:span><text:span text:style-name="T4_34">I</text:span><text:span text:style-name="T4_35"><text:s/></text:span><text:span text:style-name="T4_36">enjoy</text:span><text:span text:style-name="T4_37">,<text:s/></text:span><text:span text:style-name="T4_38">not</text:span><text:span text:style-name="T4_39"><text:s/></text:span><text:span text:style-name="T4_40">messing</text:span><text:span text:style-name="T4_41"><text:s/></text:span><text:span text:style-name="T4_42">around</text:span><text:span text:style-name="T4_43"><text:s/></text:span><text:span text:style-name="T4_44">with</text:span><text:span text:style-name="T4_45"><text:s/></text:span><text:span text:style-name="T4_46">computers</text:span><text:span text:style-name="T4_47">”</text:span></text:p>
          </table:table-cell>
          <table:table-cell table:style-name="Cell2">
            <text:p text:style-name="P5"/>
          </table:table-cell>
        </table:table-row>
      </table:table>
      <text:p text:style-name="P6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7"><text:span text:style-name="T7_1">Name</text:span><text:span text:style-name="T7_2">:</text:span><text:span text:style-name="T7_3"><text:s/></text:span><text:span text:style-name="T7_4">Cathy</text:span></text:p>
            <text:p text:style-name="P8"><text:span text:style-name="T8_1">Age</text:span><text:span text:style-name="T8_2">:</text:span><text:span text:style-name="T8_3"><text:s/>45</text:span></text:p>
            <text:p text:style-name="P9"><text:span text:style-name="T9_1">Job</text:span><text:span text:style-name="T9_2">:</text:span><text:span text:style-name="T9_3"><text:s/></text:span><text:span text:style-name="T9_4">full</text:span><text:span text:style-name="T9_5"><text:s/></text:span><text:span text:style-name="T9_6">time</text:span><text:span text:style-name="T9_7"><text:s/></text:span><text:span text:style-name="T9_8">carer</text:span></text:p>
            <text:p text:style-name="P10"><text:span text:style-name="T10_1">Digital</text:span><text:span text:style-name="T10_2"><text:s/></text:span><text:span text:style-name="T10_3">inclusion</text:span><text:span text:style-name="T10_4"><text:s/></text:span><text:span text:style-name="T10_5">scale</text:span><text:span text:style-name="T10_6">:</text:span><text:span text:style-name="T10_7"><text:s/>3,<text:s/></text:span><text:span text:style-name="T10_8">willing</text:span><text:span text:style-name="T10_9"><text:s/></text:span><text:span text:style-name="T10_10">and</text:span><text:span text:style-name="T10_11"><text:s/></text:span><text:span text:style-name="T10_12">unable</text:span></text:p>
          </table:table-cell>
          <table:table-cell table:style-name="Cell4">
            <text:p text:style-name="P11"/>
          </table:table-cell>
        </table:table-row>
      </table:table>
      <text:h text:style-name="P12" text:outline-level="10"><text:bookmark-start text:name="h.y8leub3f7nim"/><text:bookmark-end text:name="h.y8leub3f7nim"/><text:span text:style-name="T12_1">About</text:span><text:span text:style-name="T12_2"><text:s/></text:span><text:span text:style-name="T12_3">Cathy</text:span></text:h>
      <text:p text:style-name="P13"><text:span text:style-name="T13_1">Cathy</text:span><text:span text:style-name="T13_2">’</text:span><text:span text:style-name="T13_3">s</text:span><text:span text:style-name="T13_4"><text:s/></text:span><text:span text:style-name="T13_5">son</text:span><text:span text:style-name="T13_6">,<text:s/></text:span><text:span text:style-name="T13_7">Charlie</text:span><text:span text:style-name="T13_8">,<text:s/></text:span><text:span text:style-name="T13_9">has</text:span><text:span text:style-name="T13_10"><text:s/></text:span><text:span text:style-name="T13_11">cerebral</text:span><text:span text:style-name="T13_12"><text:s/></text:span><text:span text:style-name="T13_13">palsy</text:span><text:span text:style-name="T13_14"><text:s/></text:span><text:span text:style-name="T13_15">and</text:span><text:span text:style-name="T13_16"><text:s/></text:span><text:span text:style-name="T13_17">she</text:span><text:span text:style-name="T13_18"><text:s/></text:span><text:span text:style-name="T13_19">has</text:span><text:span text:style-name="T13_20"><text:s/></text:span><text:span text:style-name="T13_21">been</text:span><text:span text:style-name="T13_22"><text:s/></text:span><text:span text:style-name="T13_23">his</text:span><text:span text:style-name="T13_24"><text:s/></text:span><text:span text:style-name="T13_25">carer</text:span><text:span text:style-name="T13_26"><text:s/></text:span><text:span text:style-name="T13_27">for</text:span><text:span text:style-name="T13_28"><text:s/>18<text:s/></text:span><text:span text:style-name="T13_29">years</text:span><text:span text:style-name="T13_30">.<text:s/></text:span></text:p>
      <text:p text:style-name="P14"><text:span text:style-name="T14_1">Her</text:span><text:span text:style-name="T14_2"><text:s/></text:span><text:span text:style-name="T14_3">marriage</text:span><text:span text:style-name="T14_4"><text:s/></text:span><text:span text:style-name="T14_5">to</text:span><text:span text:style-name="T14_6"><text:s/></text:span><text:span text:style-name="T14_7">Charlie</text:span><text:span text:style-name="T14_8">’</text:span><text:span text:style-name="T14_9">s</text:span><text:span text:style-name="T14_10"><text:s/></text:span><text:span text:style-name="T14_11">father</text:span><text:span text:style-name="T14_12"><text:s/></text:span><text:span text:style-name="T14_13">ended</text:span><text:span text:style-name="T14_14"><text:s/>14<text:s/></text:span><text:span text:style-name="T14_15">years</text:span><text:span text:style-name="T14_16"><text:s/></text:span><text:span text:style-name="T14_17">ago</text:span><text:span text:style-name="T14_18"><text:s/>-<text:s/></text:span><text:span text:style-name="T14_19">he</text:span><text:span text:style-name="T14_20"><text:s/></text:span><text:span text:style-name="T14_21">has</text:span><text:span text:style-name="T14_22"><text:s/></text:span><text:span text:style-name="T14_23">very</text:span><text:span text:style-name="T14_24"><text:s/></text:span><text:span text:style-name="T14_25">little</text:span><text:span text:style-name="T14_26"><text:s/></text:span><text:span text:style-name="T14_27">contact</text:span><text:span text:style-name="T14_28"><text:s/></text:span><text:span text:style-name="T14_29">with</text:span><text:span text:style-name="T14_30"><text:s/></text:span><text:span text:style-name="T14_31">Charlie</text:span><text:span text:style-name="T14_32"><text:s/></text:span><text:span text:style-name="T14_33">and</text:span><text:span text:style-name="T14_34"><text:s/></text:span><text:span text:style-name="T14_35">no</text:span><text:span text:style-name="T14_36"><text:s/></text:span><text:span text:style-name="T14_37">longer</text:span><text:span text:style-name="T14_38"><text:s/></text:span><text:span text:style-name="T14_39">gives</text:span><text:span text:style-name="T14_40"><text:s/></text:span><text:span text:style-name="T14_41">financial</text:span><text:span text:style-name="T14_42"><text:s/></text:span><text:span text:style-name="T14_43">support</text:span><text:span text:style-name="T14_44">.</text:span></text:p>
      <text:p text:style-name="P15"/>
      <text:p text:style-name="P16"><text:span text:style-name="T16_1">Cathy</text:span><text:span text:style-name="T16_2"><text:s/></text:span><text:span text:style-name="T16_3">was</text:span><text:span text:style-name="T16_4"><text:s/></text:span><text:span text:style-name="T16_5">a</text:span><text:span text:style-name="T16_6"><text:s/></text:span><text:span text:style-name="T16_7">shop</text:span><text:span text:style-name="T16_8"><text:s/></text:span><text:span text:style-name="T16_9">manager</text:span><text:span text:style-name="T16_10"><text:s/></text:span><text:span text:style-name="T16_11">before</text:span><text:span text:style-name="T16_12"><text:s/></text:span><text:span text:style-name="T16_13">Charlie</text:span><text:span text:style-name="T16_14"><text:s/></text:span><text:span text:style-name="T16_15">was</text:span><text:span text:style-name="T16_16"><text:s/></text:span><text:span text:style-name="T16_17">born</text:span><text:span text:style-name="T16_18">.<text:s/></text:span><text:span text:style-name="T16_19">She</text:span><text:span text:style-name="T16_20"><text:s/></text:span><text:span text:style-name="T16_21">used</text:span><text:span text:style-name="T16_22"><text:s/></text:span><text:span text:style-name="T16_23">email</text:span><text:span text:style-name="T16_24"><text:s/></text:span><text:span text:style-name="T16_25">and</text:span><text:span text:style-name="T16_26"><text:s/></text:span><text:span text:style-name="T16_27">basic</text:span><text:span text:style-name="T16_28"><text:s/></text:span><text:span text:style-name="T16_29">accountancy</text:span><text:span text:style-name="T16_30"><text:s/></text:span><text:span text:style-name="T16_31">software</text:span><text:span text:style-name="T16_32">,<text:s/></text:span><text:span text:style-name="T16_33">but</text:span><text:span text:style-name="T16_34"><text:s/></text:span><text:span text:style-name="T16_35">no</text:span><text:span text:style-name="T16_36"><text:s/></text:span><text:span text:style-name="T16_37">longer</text:span><text:span text:style-name="T16_38"><text:s/></text:span><text:span text:style-name="T16_39">feels</text:span><text:span text:style-name="T16_40"><text:s/></text:span><text:span text:style-name="T16_41">confident</text:span><text:span text:style-name="T16_42"><text:s/></text:span><text:span text:style-name="T16_43">with</text:span><text:span text:style-name="T16_44"><text:s/></text:span><text:span text:style-name="T16_45">her</text:span><text:span text:style-name="T16_46"><text:s/></text:span><text:span text:style-name="T16_47">digital</text:span><text:span text:style-name="T16_48"><text:s/></text:span><text:span text:style-name="T16_49">skills</text:span><text:span text:style-name="T16_50">.</text:span></text:p>
      <text:p text:style-name="P17"/>
      <text:p text:style-name="P18"><text:span text:style-name="T18_1">Charlie</text:span><text:span text:style-name="T18_2"><text:s/></text:span><text:span text:style-name="T18_3">used</text:span><text:span text:style-name="T18_4"><text:s/></text:span><text:span text:style-name="T18_5">to</text:span><text:span text:style-name="T18_6"><text:s/></text:span><text:span text:style-name="T18_7">be</text:span><text:span text:style-name="T18_8"><text:s/></text:span><text:span text:style-name="T18_9">in</text:span><text:span text:style-name="T18_10"><text:s/></text:span><text:span text:style-name="T18_11">school</text:span><text:span text:style-name="T18_12">,<text:s/></text:span><text:span text:style-name="T18_13">which</text:span><text:span text:style-name="T18_14"><text:s/></text:span><text:span text:style-name="T18_15">allowed</text:span><text:span text:style-name="T18_16"><text:s/></text:span><text:span text:style-name="T18_17">Cathy</text:span><text:span text:style-name="T18_18"><text:s/></text:span><text:span text:style-name="T18_19">to</text:span><text:span text:style-name="T18_20"><text:s/></text:span><text:span text:style-name="T18_21">have</text:span><text:span text:style-name="T18_22"><text:s/></text:span><text:span text:style-name="T18_23">a</text:span><text:span text:style-name="T18_24"><text:s/></text:span><text:span text:style-name="T18_25">part</text:span><text:span text:style-name="T18_26"><text:s/></text:span><text:span text:style-name="T18_27">time</text:span><text:span text:style-name="T18_28"><text:s/></text:span><text:span text:style-name="T18_29">job</text:span><text:span text:style-name="T18_30"><text:s/></text:span><text:span text:style-name="T18_31">and</text:span><text:span text:style-name="T18_32"><text:s/></text:span><text:span text:style-name="T18_33">time</text:span><text:span text:style-name="T18_34"><text:s/></text:span><text:span text:style-name="T18_35">to</text:span><text:span text:style-name="T18_36"><text:s/></text:span><text:span text:style-name="T18_37">drop</text:span><text:span text:style-name="T18_38"><text:s/></text:span><text:span text:style-name="T18_39">into</text:span><text:span text:style-name="T18_40"><text:s/></text:span><text:span text:style-name="T18_41">her</text:span><text:span text:style-name="T18_42"><text:s/></text:span><text:span text:style-name="T18_43">local</text:span><text:span text:style-name="T18_44"><text:s/></text:span><text:span text:style-name="T18_45">Carers</text:span><text:span text:style-name="T18_46"><text:s/></text:span><text:span text:style-name="T18_47">Centre</text:span><text:span text:style-name="T18_48">.<text:s/></text:span><text:span text:style-name="T18_49">Now</text:span><text:span text:style-name="T18_50"><text:s/></text:span><text:span text:style-name="T18_51">Charlie</text:span><text:span text:style-name="T18_52"><text:s/></text:span><text:span text:style-name="T18_53">has</text:span><text:span text:style-name="T18_54"><text:s/></text:span><text:span text:style-name="T18_55">finished</text:span><text:span text:style-name="T18_56"><text:s/></text:span><text:span text:style-name="T18_57">school</text:span><text:span text:style-name="T18_58"><text:s/></text:span><text:span text:style-name="T18_59">and</text:span><text:span text:style-name="T18_60"><text:s/></text:span><text:span text:style-name="T18_61">is</text:span><text:span text:style-name="T18_62"><text:s/></text:span><text:span text:style-name="T18_63">at</text:span><text:span text:style-name="T18_64"><text:s/></text:span><text:span text:style-name="T18_65">home</text:span><text:span text:style-name="T18_66">,<text:s/></text:span><text:span text:style-name="T18_67">Cathy</text:span><text:span text:style-name="T18_68"><text:s/></text:span><text:span text:style-name="T18_69">is</text:span><text:span text:style-name="T18_70"><text:s/></text:span><text:span text:style-name="T18_71">unable</text:span><text:span text:style-name="T18_72"><text:s/></text:span><text:span text:style-name="T18_73">to</text:span><text:span text:style-name="T18_74"><text:s/></text:span><text:span text:style-name="T18_75">have</text:span><text:span text:style-name="T18_76"><text:s/></text:span><text:span text:style-name="T18_77">a</text:span><text:span text:style-name="T18_78"><text:s/></text:span><text:span text:style-name="T18_79">part</text:span><text:span text:style-name="T18_80"><text:s/></text:span><text:span text:style-name="T18_81">time</text:span><text:span text:style-name="T18_82"><text:s/></text:span><text:span text:style-name="T18_83">job</text:span><text:span text:style-name="T18_84"><text:s/></text:span><text:span text:style-name="T18_85">and</text:span><text:span text:style-name="T18_86"><text:s/></text:span><text:span text:style-name="T18_87">doesn</text:span><text:span text:style-name="T18_88">’</text:span><text:span text:style-name="T18_89">t</text:span><text:span text:style-name="T18_90"><text:s/></text:span><text:span text:style-name="T18_91">have</text:span><text:span text:style-name="T18_92"><text:s/></text:span><text:span text:style-name="T18_93">have</text:span><text:span text:style-name="T18_94"><text:s/></text:span><text:span text:style-name="T18_95">as</text:span><text:span text:style-name="T18_96"><text:s/></text:span><text:span text:style-name="T18_97">much</text:span><text:span text:style-name="T18_98"><text:s/></text:span><text:span text:style-name="T18_99">free</text:span><text:span text:style-name="T18_100"><text:s/></text:span><text:span text:style-name="T18_101">time</text:span><text:span text:style-name="T18_102"><text:s/></text:span><text:span text:style-name="T18_103">to</text:span><text:span text:style-name="T18_104"><text:s/></text:span><text:span text:style-name="T18_105">get</text:span><text:span text:style-name="T18_106"><text:s/></text:span><text:span text:style-name="T18_107">out</text:span><text:span text:style-name="T18_108"><text:s/></text:span><text:span text:style-name="T18_109">of</text:span><text:span text:style-name="T18_110"><text:s/></text:span><text:span text:style-name="T18_111">the</text:span><text:span text:style-name="T18_112"><text:s/></text:span><text:span text:style-name="T18_113">house</text:span><text:span text:style-name="T18_114">.<text:s/></text:span><text:span text:style-name="T18_115">She</text:span><text:span text:style-name="T18_116"><text:s/></text:span><text:span text:style-name="T18_117">has</text:span><text:span text:style-name="T18_118"><text:s/></text:span><text:span text:style-name="T18_119">become</text:span><text:span text:style-name="T18_120"><text:s/></text:span><text:span text:style-name="T18_121">more</text:span><text:span text:style-name="T18_122"><text:s/></text:span><text:span text:style-name="T18_123">socially</text:span><text:span text:style-name="T18_124"><text:s/></text:span><text:span text:style-name="T18_125">isolated</text:span><text:span text:style-name="T18_126"><text:s/></text:span><text:span text:style-name="T18_127">and</text:span><text:span text:style-name="T18_128"><text:s/></text:span><text:span text:style-name="T18_129">even</text:span><text:span text:style-name="T18_130"><text:s/></text:span><text:span text:style-name="T18_131">more</text:span><text:span text:style-name="T18_132"><text:s/></text:span><text:span text:style-name="T18_133">dependent</text:span><text:span text:style-name="T18_134"><text:s/></text:span><text:span text:style-name="T18_135">on</text:span><text:span text:style-name="T18_136"><text:s/></text:span><text:span text:style-name="T18_137">several</text:span><text:span text:style-name="T18_138"><text:s/></text:span><text:span text:style-name="T18_139">government</text:span><text:span text:style-name="T18_140"><text:s/></text:span><text:span text:style-name="T18_141">payments</text:span><text:span text:style-name="T18_142">.</text:span></text:p>
      <text:p text:style-name="P19"/>
      <text:p text:style-name="P20"><text:span text:style-name="T20_1">Cathy</text:span><text:span text:style-name="T20_2"><text:s/></text:span><text:span text:style-name="T20_3">has</text:span><text:span text:style-name="T20_4"><text:s/></text:span><text:span text:style-name="T20_5">made</text:span><text:span text:style-name="T20_6"><text:s/></text:span><text:span text:style-name="T20_7">mistakes</text:span><text:span text:style-name="T20_8"><text:s/></text:span><text:span text:style-name="T20_9">in</text:span><text:span text:style-name="T20_10"><text:s/></text:span><text:span text:style-name="T20_11">the</text:span><text:span text:style-name="T20_12"><text:s/></text:span><text:span text:style-name="T20_13">past</text:span><text:span text:style-name="T20_14"><text:s/></text:span><text:span text:style-name="T20_15">with</text:span><text:span text:style-name="T20_16"><text:s/></text:span><text:span text:style-name="T20_17">filling</text:span><text:span text:style-name="T20_18"><text:s/></text:span><text:span text:style-name="T20_19">in</text:span><text:span text:style-name="T20_20"><text:s/></text:span><text:span text:style-name="T20_21">forms</text:span><text:span text:style-name="T20_22"><text:s/></text:span><text:span text:style-name="T20_23">for</text:span><text:span text:style-name="T20_24"><text:s/></text:span><text:span text:style-name="T20_25">financial</text:span><text:span text:style-name="T20_26"><text:s/></text:span><text:span text:style-name="T20_27">support</text:span><text:span text:style-name="T20_28"><text:s/></text:span><text:span text:style-name="T20_29">and</text:span><text:span text:style-name="T20_30"><text:s/></text:span><text:span text:style-name="T20_31">is</text:span><text:span text:style-name="T20_32"><text:s/></text:span><text:span text:style-name="T20_33">terrified</text:span><text:span text:style-name="T20_34"><text:s/></text:span><text:span text:style-name="T20_35">that</text:span><text:span text:style-name="T20_36"><text:s/></text:span><text:span text:style-name="T20_37">this</text:span><text:span text:style-name="T20_38"><text:s/></text:span><text:span text:style-name="T20_39">might</text:span><text:span text:style-name="T20_40"><text:s/></text:span><text:span text:style-name="T20_41">happen</text:span><text:span text:style-name="T20_42"><text:s/></text:span><text:span text:style-name="T20_43">again</text:span><text:span text:style-name="T20_44">.<text:s/></text:span><text:span text:style-name="T20_45">She</text:span><text:span text:style-name="T20_46"><text:s/></text:span><text:span text:style-name="T20_47">takes</text:span><text:span text:style-name="T20_48"><text:s/></text:span><text:span text:style-name="T20_49">her</text:span><text:span text:style-name="T20_50"><text:s/></text:span><text:span text:style-name="T20_51">DWP</text:span><text:span text:style-name="T20_52"><text:s/></text:span><text:span text:style-name="T20_53">benefit</text:span><text:span text:style-name="T20_54">-</text:span><text:span text:style-name="T20_55">related</text:span><text:span text:style-name="T20_56"><text:s/></text:span><text:span text:style-name="T20_57">forms</text:span><text:span text:style-name="T20_58"><text:s/></text:span><text:span text:style-name="T20_59">to</text:span><text:span text:style-name="T20_60"><text:s/></text:span><text:span text:style-name="T20_61">her</text:span><text:span text:style-name="T20_62"><text:s/></text:span><text:span text:style-name="T20_63">local</text:span><text:span text:style-name="T20_64"><text:s/></text:span><text:span text:style-name="T20_65">Carers</text:span><text:span text:style-name="T20_66"><text:s/></text:span><text:span text:style-name="T20_67">Support</text:span><text:span text:style-name="T20_68"><text:s/></text:span><text:span text:style-name="T20_69">centre</text:span><text:span text:style-name="T20_70"><text:s/></text:span><text:span text:style-name="T20_71">to</text:span><text:span text:style-name="T20_72"><text:s/></text:span><text:span text:style-name="T20_73">make</text:span><text:span text:style-name="T20_74"><text:s/></text:span><text:span text:style-name="T20_75">sure</text:span><text:span text:style-name="T20_76"><text:s/></text:span><text:span text:style-name="T20_77">that</text:span><text:span text:style-name="T20_78"><text:s/></text:span><text:span text:style-name="T20_79">she</text:span><text:span text:style-name="T20_80">’</text:span><text:span text:style-name="T20_81">s</text:span><text:span text:style-name="T20_82"><text:s/></text:span><text:span text:style-name="T20_83">filled</text:span><text:span text:style-name="T20_84"><text:s/></text:span><text:span text:style-name="T20_85">them</text:span><text:span text:style-name="T20_86"><text:s/></text:span><text:span text:style-name="T20_87">in</text:span><text:span text:style-name="T20_88"><text:s/></text:span><text:span text:style-name="T20_89">correctly</text:span><text:span text:style-name="T20_90">.<text:s/></text:span></text:p>
      <text:h text:style-name="P21" text:outline-level="10"><text:bookmark-start text:name="h.r1pcwrot23yz"/><text:bookmark-end text:name="h.r1pcwrot23yz"/><text:span text:style-name="T21_1">Internet</text:span><text:span text:style-name="T21_2"><text:s/></text:span><text:span text:style-name="T21_3">use</text:span></text:h>
      <text:p text:style-name="P22"><text:span text:style-name="T22_1">When</text:span><text:span text:style-name="T22_2"><text:s/></text:span><text:span text:style-name="T22_3">it</text:span><text:span text:style-name="T22_4"><text:s/></text:span><text:span text:style-name="T22_5">comes</text:span><text:span text:style-name="T22_6"><text:s/></text:span><text:span text:style-name="T22_7">to</text:span><text:span text:style-name="T22_8"><text:s/></text:span><text:span text:style-name="T22_9">using</text:span><text:span text:style-name="T22_10"><text:s/></text:span><text:span text:style-name="T22_11">the</text:span><text:span text:style-name="T22_12"><text:s/></text:span><text:span text:style-name="T22_13">internet</text:span><text:span text:style-name="T22_14">,<text:s/></text:span><text:span text:style-name="T22_15">Cathy</text:span><text:span text:style-name="T22_16">:</text:span></text:p>
      <text:list text:style-name="LS1" xml:id="list0">
        <text:list-item>
          <text:p text:style-name="P23"><text:span text:style-name="T23_1">has</text:span><text:span text:style-name="T23_2"><text:s/></text:span><text:span text:style-name="T23_3">slow</text:span><text:span text:style-name="T23_4"><text:s/></text:span><text:span text:style-name="T23_5">broadband</text:span><text:span text:style-name="T23_6"><text:s/></text:span><text:span text:style-name="T23_7">connection</text:span><text:span text:style-name="T23_8"><text:s/></text:span><text:span text:style-name="T23_9">and</text:span><text:span text:style-name="T23_10"><text:s/></text:span><text:span text:style-name="T23_11">no</text:span><text:span text:style-name="T23_12"><text:s/></text:span><text:span text:style-name="T23_13">Wi</text:span><text:span text:style-name="T23_14">-</text:span><text:span text:style-name="T23_15">Fi</text:span></text:p>
        </text:list-item>
        <text:list-item>
          <text:p text:style-name="P24"><text:span text:style-name="T24_1">owns</text:span><text:span text:style-name="T24_2"><text:s/></text:span><text:span text:style-name="T24_3">an</text:span><text:span text:style-name="T24_4"><text:s/></text:span><text:span text:style-name="T24_5">old</text:span><text:span text:style-name="T24_6"><text:s/></text:span><text:span text:style-name="T24_7">desktop</text:span><text:span text:style-name="T24_8"><text:s/></text:span><text:span text:style-name="T24_9">PC</text:span><text:span text:style-name="T24_10"><text:s/></text:span><text:span text:style-name="T24_11">and</text:span><text:span text:style-name="T24_12"><text:s/></text:span><text:span text:style-name="T24_13">a</text:span><text:span text:style-name="T24_14"><text:s/></text:span><text:span text:style-name="T24_15">smartphone</text:span><text:span text:style-name="T24_16"><text:s/>(</text:span><text:span text:style-name="T24_17">that</text:span><text:span text:style-name="T24_18"><text:s/></text:span><text:span text:style-name="T24_19">she</text:span><text:span text:style-name="T24_20"><text:s/></text:span><text:span text:style-name="T24_21">only</text:span><text:span text:style-name="T24_22"><text:s/></text:span><text:span text:style-name="T24_23">uses</text:span><text:span text:style-name="T24_24"><text:s/></text:span><text:span text:style-name="T24_25">for</text:span><text:span text:style-name="T24_26"><text:s/></text:span><text:span text:style-name="T24_27">calls</text:span><text:span text:style-name="T24_28"><text:s/></text:span><text:span text:style-name="T24_29">or</text:span><text:span text:style-name="T24_30"><text:s/></text:span><text:span text:style-name="T24_31">sms</text:span><text:span text:style-name="T24_32">)</text:span></text:p>
        </text:list-item>
        <text:list-item>
          <text:p text:style-name="P25"><text:span text:style-name="T25_1">has</text:span><text:span text:style-name="T25_2"><text:s/></text:span><text:span text:style-name="T25_3">basic</text:span><text:span text:style-name="T25_4"><text:s/></text:span><text:span text:style-name="T25_5">online</text:span><text:span text:style-name="T25_6"><text:s/></text:span><text:span text:style-name="T25_7">skills</text:span><text:span text:style-name="T25_8"><text:s/></text:span><text:span text:style-name="T25_9">that</text:span><text:span text:style-name="T25_10"><text:s/></text:span><text:span text:style-name="T25_11">need</text:span><text:span text:style-name="T25_12"><text:s/></text:span><text:span text:style-name="T25_13">refreshing</text:span></text:p>
        </text:list-item>
        <text:list-item>
          <text:p text:style-name="P26"><text:span text:style-name="T26_1">relies</text:span><text:span text:style-name="T26_2"><text:s/></text:span><text:span text:style-name="T26_3">on</text:span><text:span text:style-name="T26_4"><text:s/></text:span><text:span text:style-name="T26_5">the</text:span><text:span text:style-name="T26_6"><text:s/></text:span><text:span text:style-name="T26_7">support</text:span><text:span text:style-name="T26_8"><text:s/></text:span><text:span text:style-name="T26_9">she</text:span><text:span text:style-name="T26_10"><text:s/></text:span><text:span text:style-name="T26_11">receives</text:span><text:span text:style-name="T26_12"><text:s/></text:span><text:span text:style-name="T26_13">from</text:span><text:span text:style-name="T26_14"><text:s/></text:span><text:span text:style-name="T26_15">government</text:span><text:span text:style-name="T26_16"><text:s/></text:span><text:span text:style-name="T26_17">and</text:span><text:span text:style-name="T26_18"><text:s/></text:span><text:span text:style-name="T26_19">needs</text:span><text:span text:style-name="T26_20"><text:s/></text:span><text:span text:style-name="T26_21">reassurance</text:span><text:span text:style-name="T26_22"><text:s/></text:span><text:span text:style-name="T26_23">that</text:span><text:span text:style-name="T26_24"><text:s/></text:span><text:span text:style-name="T26_25">she</text:span><text:span text:style-name="T26_26"><text:s/></text:span><text:span text:style-name="T26_27">has</text:span><text:span text:style-name="T26_28"><text:s/></text:span><text:span text:style-name="T26_29">completed</text:span><text:span text:style-name="T26_30"><text:s/></text:span><text:span text:style-name="T26_31">forms</text:span><text:span text:style-name="T26_32"><text:s/></text:span><text:span text:style-name="T26_33">correct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